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>
            <text:p>Name\Oct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TXD</text:p>
          </table:table-cell>
          <table:table-cell office:value-type="float" office:value="0">
            <text:p>0</text:p>
          </table:table-cell>
          <table:table-cell office:value-type="string">
            <text:p>ID_upper</text:p>
          </table:table-cell>
          <table:table-cell office:value-type="string">
            <text:p>ID_Mid</text:p>
          </table:table-cell>
          <table:table-cell office:value-type="string">
            <text:p>ID_lower</text:p>
          </table:table-cell>
          <table:table-cell office:value-type="string">
            <text:p>Mode_upper</text:p>
          </table:table-cell>
          <table:table-cell office:value-type="string">
            <text:p>Mode_lower</text:p>
          </table:table-cell>
          <table:table-cell office:value-type="string">
            <text:p>PID_upper</text:p>
          </table:table-cell>
          <table:table-cell office:value-type="string">
            <text:p>PID_up_mid</text:p>
          </table:table-cell>
          <table:table-cell office:value-type="string">
            <text:p>PID_low_mid</text:p>
          </table:table-cell>
          <table:table-cell office:value-type="string">
            <text:p>PID_lower</text:p>
          </table:table-cell>
          <table:table-cell table:number-columns-repeated="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RXF</text:p>
          </table:table-cell>
          <table:table-cell office:value-type="string">
            <text:p>Offset1_up</text:p>
          </table:table-cell>
          <table:table-cell office:value-type="string">
            <text:p>Offset1_low</text:p>
          </table:table-cell>
          <table:table-cell office:value-type="string">
            <text:p>Match1_up</text:p>
          </table:table-cell>
          <table:table-cell office:value-type="string">
            <text:p>Match1_low</text:p>
          </table:table-cell>
          <table:table-cell office:value-type="string">
            <text:p>Offset2_up</text:p>
          </table:table-cell>
          <table:table-cell office:value-type="string">
            <text:p>Offset2_low</text:p>
          </table:table-cell>
          <table:table-cell office:value-type="string">
            <text:p>Match2_up</text:p>
          </table:table-cell>
          <table:table-cell office:value-type="string">
            <text:p>Match2_low</text:p>
          </table:table-cell>
          <table:table-cell office:value-type="string">
            <text:p>Offset3_up</text:p>
          </table:table-cell>
          <table:table-cell office:value-type="string">
            <text:p>Offset3_low</text:p>
          </table:table-cell>
          <table:table-cell office:value-type="string">
            <text:p>Match3_up</text:p>
          </table:table-cell>
          <table:table-cell office:value-type="string">
            <text:p>Match3_low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rip gauge special</text:p>
          </table:table-cell>
          <table:table-cell office:value-type="string">
            <text:p>offset1</text:p>
          </table:table-cell>
          <table:table-cell table:number-columns-repeated="2"/>
          <table:table-cell office:value-type="string">
            <text:p>scale/format</text:p>
          </table:table-cell>
          <table:table-cell office:value-type="string">
            <text:p>offset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offset3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RXD</text:p>
          </table:table-cell>
          <table:table-cell office:value-type="string">
            <text:p>bit_offset_up</text:p>
          </table:table-cell>
          <table:table-cell office:value-type="string">
            <text:p>bit_offset_low</text:p>
          </table:table-cell>
          <table:table-cell office:value-type="string">
            <text:p>bit_len_up</text:p>
          </table:table-cell>
          <table:table-cell office:value-type="string">
            <text:p>bit_len_low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MTH</text:p>
          </table:table-cell>
          <table:table-cell office:value-type="string">
            <text:p>Multiplier_up</text:p>
          </table:table-cell>
          <table:table-cell office:value-type="string">
            <text:p>Multip_mid_up</text:p>
          </table:table-cell>
          <table:table-cell office:value-type="string">
            <text:p>Multip_mid_low</text:p>
          </table:table-cell>
          <table:table-cell office:value-type="string">
            <text:p>Multip_low</text:p>
          </table:table-cell>
          <table:table-cell office:value-type="string">
            <text:p>Div_up</text:p>
          </table:table-cell>
          <table:table-cell office:value-type="string">
            <text:p>Div_mid_up</text:p>
          </table:table-cell>
          <table:table-cell office:value-type="string">
            <text:p>Div_mid_low</text:p>
          </table:table-cell>
          <table:table-cell office:value-type="string">
            <text:p>Div_low</text:p>
          </table:table-cell>
          <table:table-cell office:value-type="string">
            <text:p>Add_up</text:p>
          </table:table-cell>
          <table:table-cell office:value-type="string">
            <text:p>Add_mid_up</text:p>
          </table:table-cell>
          <table:table-cell office:value-type="string">
            <text:p>Add_mid_low</text:p>
          </table:table-cell>
          <table:table-cell office:value-type="string">
            <text:p>Add_low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2/22/2015</text:date>, <text:time>14:3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22:35:43.02</meta:creation-date>
    <dc:date>2015-02-22T14:30:19.01</dc:date>
    <meta:editing-duration>PT14H38M53S</meta:editing-duration>
    <meta:editing-cycles>1</meta:editing-cycles>
    <meta:document-statistic meta:table-count="3" meta:cell-count="66" meta:object-count="0"/>
    <meta:generator>LibreOffice/3.4$Win32 LibreOffice_project/340m1$Build-502</meta:generator>
  </office:meta>
</office:document-meta>
</file>